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font-family="'Ubuntu Mono'" style:font-pitch="fixed" fo:font-size="22pt" style:font-size-asian="22pt" style:font-size-complex="22pt"/>
    </style:style>
    <style:style style:name="P7" style:family="paragraph">
      <style:text-properties fo:font-family="'Ubuntu Mono'" style:font-pitch="fixed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5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'Ubuntu Mono'" style:font-pitch="fixed" fo:font-size="22pt" style:font-size-asian="22pt" style:font-size-complex="22pt"/>
    </style:style>
    <style:style style:name="T7" style:family="text">
      <style:text-properties fo:color="#19177c" fo:font-family="'Ubuntu Mono'" style:font-pitch="fixed" fo:font-size="22pt" style:font-size-asian="22pt" style:font-size-complex="22pt"/>
    </style:style>
    <style:style style:name="T8" style:family="text">
      <style:text-properties fo:color="#666666" fo:font-family="'Ubuntu Mono'" style:font-pitch="fixed" fo:font-size="22pt" style:font-size-asian="22pt" style:font-size-complex="22pt"/>
    </style:style>
    <style:style style:name="T9" style:family="text">
      <style:text-properties fo:color="#bb6688" fo:font-family="'Ubuntu Mono'" style:font-pitch="fixed" fo:font-size="22pt" style:font-size-asian="22pt" style:font-size-complex="22pt"/>
    </style:style>
    <style:style style:name="T10" style:family="text">
      <style:text-properties fo:color="#ba2121" fo:font-family="'Ubuntu Mono'" style:font-pitch="fixed" fo:font-size="22pt" style:font-size-asian="22pt" style:font-size-complex="22pt"/>
    </style:style>
    <style:style style:name="T11" style:family="text">
      <style:text-properties fo:font-family="'Ubuntu Mono'" style:font-pitch="fixed"/>
    </style:style>
    <style:style style:name="T12" style:family="text">
      <style:text-properties fo:color="#0000ff" fo:font-family="'Ubuntu Mono'" style:font-pitch="fixed" fo:font-size="22pt" style:font-size-asian="22pt" style:font-size-complex="22pt"/>
    </style:style>
    <style:style style:name="T13" style:family="text">
      <style:text-properties fo:color="#008000" fo:font-family="'Ubuntu Mono'" style:font-pitch="fixed" fo:font-size="22pt" style:font-size-asian="22pt" style:font-size-complex="2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ff" fo:font-family="'Ubuntu Mono'" style:font-pitch="fix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Perl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completely idiomatic</text:span></text:p>
              </text:list-item>
            </text:list>
          </draw:text-box>
        </draw:frame>
        <draw:frame draw:style-name="gr2" draw:layer="layout" svg:width="0.502cm" svg:height="1.187cm" svg:x="-5.4cm" svg:y="5.2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  <text:p/>
              </text:list-item>
            </text:list>
          </draw:text-box>
        </draw:frame>
        <draw:frame draw:style-name="gr3" draw:text-style-name="P6" draw:layer="layout" svg:width="11.795cm" svg:height="11.101cm" svg:x="2.423cm" svg:y="8.521cm">
          <draw:text-box>
            <text:p><text:span text:style-name="T4"># while loop</text:span></text:p>
            <text:p><text:span text:style-name="T5">my</text:span><text:span text:style-name="T6"> </text:span><text:span text:style-name="T7">$condition</text:span><text:span text:style-name="T6"> </text:span><text:span text:style-name="T8">=</text:span><text:span text:style-name="T6"> </text:span><text:span text:style-name="T8">1</text:span><text:span text:style-name="T6">;</text:span></text:p>
            <text:p><text:span text:style-name="T5">while</text:span><text:span text:style-name="T6"> (</text:span><text:span text:style-name="T7">$condition</text:span><text:span text:style-name="T6">) {</text:span></text:p>
            <text:p><text:span text:style-name="T6"><text:s text:c="4"/></text:span><text:span text:style-name="T4"># ...</text:span></text:p>
            <text:p><text:span text:style-name="T6"><text:s text:c="4"/></text:span><text:span text:style-name="T7">$condition</text:span><text:span text:style-name="T6"> </text:span><text:span text:style-name="T8">=</text:span><text:span text:style-name="T6"> </text:span><text:span text:style-name="T8">!</text:span><text:span text:style-name="T7">$condition</text:span><text:span text:style-name="T6">;</text:span></text:p>
            <text:p><text:span text:style-name="T6">}</text:span></text:p>
            <text:p><text:span text:style-name="T4"># condition is False</text:span></text:p>
            <text:p><text:span text:style-name="T6"/></text:p>
            <text:p><text:span text:style-name="T4">#how many lines ?</text:span></text:p>
            <text:p><text:span text:style-name="T5">my</text:span><text:span text:style-name="T6"> </text:span><text:span text:style-name="T7">$count</text:span><text:span text:style-name="T6"> </text:span><text:span text:style-name="T8">=</text:span><text:span text:style-name="T6"> </text:span><text:span text:style-name="T8">0</text:span><text:span text:style-name="T6">;</text:span></text:p>
            <text:p><text:span text:style-name="T7">$count</text:span><text:span text:style-name="T8">++</text:span><text:span text:style-name="T6"> </text:span><text:span text:style-name="T5">while</text:span><text:span text:style-name="T6">(</text:span><text:span text:style-name="T9">&lt;STDIN&gt;</text:span><text:span text:style-name="T6">);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3" draw:text-style-name="P6" draw:layer="layout" svg:width="11.407cm" svg:height="9.551cm" svg:x="14.4cm" svg:y="9cm">
          <draw:text-box>
            <text:p><text:span text:style-name="T5">my</text:span><text:span text:style-name="T6"> </text:span><text:span text:style-name="T7">$x</text:span><text:span text:style-name="T6"> </text:span><text:span text:style-name="T8">=</text:span><text:span text:style-name="T6"> </text:span><text:span text:style-name="T8">10</text:span><text:span text:style-name="T6">;</text:span></text:p>
            <text:p><text:span text:style-name="T5">while</text:span><text:span text:style-name="T6"> (</text:span><text:span text:style-name="T7">$x</text:span><text:span text:style-name="T6"> </text:span><text:span text:style-name="T8">&gt;</text:span><text:span text:style-name="T6"> </text:span><text:span text:style-name="T8">0</text:span><text:span text:style-name="T6">) {</text:span></text:p>
            <text:p><text:span text:style-name="T6"><text:s text:c="4"/></text:span><text:span text:style-name="T7">$x</text:span><text:span text:style-name="T8">--</text:span><text:span text:style-name="T6">;</text:span></text:p>
            <text:p><text:span text:style-name="T6">}</text:span></text:p>
            <text:p><text:span text:style-name="T4"># x is 0</text:span></text:p>
            <text:p><text:span text:style-name="T6"/></text:p>
            <text:p><text:span text:style-name="T4"># maybe you're not sure how </text:span></text:p>
            <text:p><text:span text:style-name="T4"># many iterations you need?</text:span></text:p>
            <text:p><text:span text:style-name="T5">my</text:span><text:span text:style-name="T6"> </text:span><text:span text:style-name="T7">$x</text:span><text:span text:style-name="T6"> </text:span><text:span text:style-name="T8">=</text:span><text:span text:style-name="T6"> </text:span><text:span text:style-name="T8">100.0</text:span><text:span text:style-name="T6">;</text:span></text:p>
            <text:p><text:span text:style-name="T5">while</text:span><text:span text:style-name="T6"> (</text:span><text:span text:style-name="T7">$x</text:span><text:span text:style-name="T6"> </text:span><text:span text:style-name="T8">&gt;</text:span><text:span text:style-name="T6"> </text:span><text:span text:style-name="T8">1</text:span><text:span text:style-name="T6">) {</text:span></text:p>
            <text:p><text:span text:style-name="T6"><text:s text:c="4"/></text:span><text:span text:style-name="T7">$x</text:span><text:span text:style-name="T6"> </text:span><text:span text:style-name="T8">/=</text:span><text:span text:style-name="T6"> </text:span><text:span text:style-name="T8">3</text:span><text:span text:style-name="T6">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3" draw:text-style-name="P6" draw:layer="layout" svg:width="15.687cm" svg:height="11.876cm" svg:x="2.6cm" svg:y="8.2cm">
          <draw:text-box>
            <text:p><text:span text:style-name="T4"># for loop</text:span></text:p>
            <text:p><text:span text:style-name="T5">my</text:span><text:span text:style-name="T6"> </text:span><text:span text:style-name="T7">$sum</text:span><text:span text:style-name="T6"> </text:span><text:span text:style-name="T8">=</text:span><text:span text:style-name="T6"> </text:span><text:span text:style-name="T8">0</text:span><text:span text:style-name="T6">;</text:span></text:p>
            <text:p><text:span text:style-name="T5">for</text:span><text:span text:style-name="T6"> </text:span><text:span text:style-name="T5">my</text:span><text:span text:style-name="T6"> </text:span><text:span text:style-name="T7">$i</text:span><text:span text:style-name="T6"> (</text:span><text:span text:style-name="T8">1..9</text:span><text:span text:style-name="T6">) {</text:span></text:p>
            <text:p><text:span text:style-name="T6"><text:s text:c="4"/></text:span><text:span text:style-name="T7">$sum</text:span><text:span text:style-name="T6"> </text:span><text:span text:style-name="T8">+=</text:span><text:span text:style-name="T6"> </text:span><text:span text:style-name="T7">$i</text:span><text:span text:style-name="T6">;</text:span></text:p>
            <text:p><text:span text:style-name="T6">}</text:span></text:p>
            <text:p><text:span text:style-name="T4"># sum is 45</text:span></text:p>
            <text:p><text:span text:style-name="T6"/></text:p>
            <text:p><text:span text:style-name="T4"># for loop</text:span></text:p>
            <text:p><text:span text:style-name="T5">my</text:span><text:span text:style-name="T6"> </text:span><text:span text:style-name="T7">$sum</text:span><text:span text:style-name="T6"> </text:span><text:span text:style-name="T8">=</text:span><text:span text:style-name="T6"> </text:span><text:span text:style-name="T8">0</text:span><text:span text:style-name="T6">;</text:span></text:p>
            <text:p><text:span text:style-name="T5">for</text:span><text:span text:style-name="T6"> ( </text:span><text:span text:style-name="T5">my</text:span><text:span text:style-name="T6"> </text:span><text:span text:style-name="T7">$i</text:span><text:span text:style-name="T6"> </text:span><text:span text:style-name="T8">=</text:span><text:span text:style-name="T6"> </text:span><text:span text:style-name="T8">1</text:span><text:span text:style-name="T6"> ; </text:span><text:span text:style-name="T7">$i</text:span><text:span text:style-name="T6"> </text:span><text:span text:style-name="T8">&lt;</text:span><text:span text:style-name="T6"> </text:span><text:span text:style-name="T8">100000</text:span><text:span text:style-name="T6">; </text:span><text:span text:style-name="T7">$i</text:span><text:span text:style-name="T8">++</text:span><text:span text:style-name="T6"> ) {</text:span></text:p>
            <text:p><text:span text:style-name="T6"><text:s text:c="4"/></text:span><text:span text:style-name="T7">$sum</text:span><text:span text:style-name="T6"> </text:span><text:span text:style-name="T8">+=</text:span><text:span text:style-name="T6"> </text:span><text:span text:style-name="T7">$i</text:span><text:span text:style-name="T6">;</text:span></text:p>
            <text:p><text:span text:style-name="T6">}</text:span></text:p>
            <text:p><text:span text:style-name="T4"># sum is 4 999 950 000</text:span></text:p>
            <text:p><text:span text:style-name="T6"/></text:p>
            <text:p><text:span text:style-name="T6"/></text:p>
          </draw:text-box>
        </draw:frame>
        <draw:frame draw:style-name="gr3" draw:text-style-name="P7" draw:layer="layout" svg:width="11.014cm" svg:height="4.765cm" svg:x="15.701cm" svg:y="8.502cm">
          <draw:text-box>
            <text:p><text:span text:style-name="T5">my</text:span><text:span text:style-name="T6"> </text:span><text:span text:style-name="T7">$s</text:span><text:span text:style-name="T6"> </text:span><text:span text:style-name="T8">=</text:span><text:span text:style-name="T6"> </text:span><text:span text:style-name="T10">""</text:span><text:span text:style-name="T6">;</text:span></text:p>
            <text:p><text:span text:style-name="T5">for</text:span><text:span text:style-name="T6"> </text:span><text:span text:style-name="T5">my</text:span><text:span text:style-name="T6"> </text:span><text:span text:style-name="T7">$elm</text:span><text:span text:style-name="T6"> (</text:span><text:span text:style-name="T10">"a"</text:span><text:span text:style-name="T6">,</text:span><text:span text:style-name="T10">"b"</text:span><text:span text:style-name="T6">,</text:span><text:span text:style-name="T10">"c"</text:span><text:span text:style-name="T6">) {</text:span></text:p>
            <text:p><text:span text:style-name="T6"><text:s text:c="4"/></text:span><text:span text:style-name="T7">$s</text:span><text:span text:style-name="T6"> </text:span><text:span text:style-name="T8">.=</text:span><text:span text:style-name="T6"> </text:span><text:span text:style-name="T7">$elm</text:span><text:span text:style-name="T6">;</text:span></text:p>
            <text:p><text:span text:style-name="T6">}</text:span></text:p>
            <text:p><text:span text:style-name="T4"># s is abc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6" draw:layer="layout" svg:width="12.575cm" svg:height="8.776cm" svg:x="5.6cm" svg:y="10.6cm">
          <draw:text-box>
            <text:p><text:span text:style-name="T4"># recursive way</text:span></text:p>
            <text:p><text:span text:style-name="T5">sub </text:span><text:span text:style-name="T12">recsum</text:span><text:span text:style-name="T6"> {</text:span></text:p>
            <text:p><text:span text:style-name="T6"><text:s text:c="4"/></text:span><text:span text:style-name="T5">if</text:span><text:span text:style-name="T6"> (</text:span><text:span text:style-name="T7">@_</text:span><text:span text:style-name="T6">) {</text:span></text:p>
            <text:p><text:span text:style-name="T6"><text:s text:c="8"/></text:span><text:span text:style-name="T5">my</text:span><text:span text:style-name="T6"> </text:span><text:span text:style-name="T7">$v</text:span><text:span text:style-name="T6"> </text:span><text:span text:style-name="T8">=</text:span><text:span text:style-name="T6"> </text:span><text:span text:style-name="T13">shift</text:span><text:span text:style-name="T6"> </text:span><text:span text:style-name="T7">@_</text:span><text:span text:style-name="T6">;</text:span></text:p>
            <text:p><text:span text:style-name="T6"><text:s text:c="8"/></text:span><text:span text:style-name="T5">return</text:span><text:span text:style-name="T6"> </text:span><text:span text:style-name="T7">$v</text:span><text:span text:style-name="T6"> </text:span><text:span text:style-name="T8">+</text:span><text:span text:style-name="T6"> recsum(</text:span><text:span text:style-name="T7">@_</text:span><text:span text:style-name="T6">);</text:span></text:p>
            <text:p><text:span text:style-name="T6"><text:s text:c="4"/></text:span><text:span text:style-name="T6">}</text:span></text:p>
            <text:p><text:span text:style-name="T6"><text:s text:c="4"/></text:span><text:span text:style-name="T5">return</text:span><text:span text:style-name="T6"> </text:span><text:span text:style-name="T8">0</text:span><text:span text:style-name="T6">;</text:span></text:p>
            <text:p><text:span text:style-name="T6">}</text:span></text:p>
            <text:p><text:span text:style-name="T6"/></text:p>
            <text:p><text:span text:style-name="T5">print</text:span><text:span text:style-name="T6"> recsum(</text:span><text:span text:style-name="T8">1..10</text:span><text:span text:style-name="T6">);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1">next()</text:span> method and <text:span text:style-name="T14">has_next()</text:span></text:p>
                <text:p/>
              </text:list-item>
            </text:list>
          </draw:text-box>
        </draw:frame>
        <draw:frame draw:style-name="gr3" draw:text-style-name="P6" draw:layer="layout" svg:width="19.193cm" svg:height="14.201cm" svg:x="2cm" svg:y="7cm">
          <draw:text-box>
            <text:p><text:span text:style-name="T4"># The OO way</text:span></text:p>
            <text:p><text:span text:style-name="T13">package</text:span><text:span text:style-name="T6"> OnlyEvens;</text:span></text:p>
            <text:p><text:span text:style-name="T5">use</text:span><text:span text:style-name="T6"> Moose;</text:span></text:p>
            <text:p><text:span text:style-name="T6">has seq </text:span><text:span text:style-name="T8">=&gt;</text:span><text:span text:style-name="T6"> (is</text:span><text:span text:style-name="T8">=&gt;</text:span><text:span text:style-name="T10">'rw'</text:span><text:span text:style-name="T6">);</text:span></text:p>
            <text:p><text:span text:style-name="T6">has </text:span><text:span text:style-name="T13">index</text:span><text:span text:style-name="T6"> </text:span><text:span text:style-name="T8">=&gt;</text:span><text:span text:style-name="T6"> (is </text:span><text:span text:style-name="T8">=&gt;</text:span><text:span text:style-name="T6"> </text:span><text:span text:style-name="T10">'rw',</text:span><text:span text:style-name="T6"> </text:span></text:p>
            <text:p><text:span text:style-name="T6"><text:tab/></text:span><text:span text:style-name="T6">default </text:span><text:span text:style-name="T8">=&gt;</text:span><text:span text:style-name="T6"> </text:span><text:span text:style-name="T8">0</text:span><text:span text:style-name="T6">);</text:span></text:p>
            <text:p><text:span text:style-name="T5">sub </text:span><text:span text:style-name="T12">has_next</text:span><text:span text:style-name="T6"> {</text:span></text:p>
            <text:p><text:span text:style-name="T6"><text:s text:c="4"/></text:span><text:span text:style-name="T5">my</text:span><text:span text:style-name="T6"> (</text:span><text:span text:style-name="T7">$self</text:span><text:span text:style-name="T6">) </text:span><text:span text:style-name="T8">=</text:span><text:span text:style-name="T6"> </text:span><text:span text:style-name="T7">@_</text:span><text:span text:style-name="T6">;</text:span></text:p>
            <text:p><text:span text:style-name="T6"><text:s text:c="4"/></text:span><text:span text:style-name="T5">return</text:span><text:span text:style-name="T6"> </text:span><text:span text:style-name="T7">$self</text:span><text:span text:style-name="T8">-&gt;</text:span><text:span text:style-name="T13">index</text:span><text:span text:style-name="T6"> </text:span><text:span text:style-name="T8">&lt;</text:span><text:span text:style-name="T6"> </text:span><text:span text:style-name="T13">scalar</text:span><text:span text:style-name="T6">(</text:span><text:span text:style-name="T7">@</text:span><text:span text:style-name="T6">{</text:span><text:span text:style-name="T7">$self</text:span><text:span text:style-name="T8">-&gt;</text:span><text:span text:style-name="T6">seq});</text:span></text:p>
            <text:p><text:span text:style-name="T6">}</text:span></text:p>
            <text:p><text:span text:style-name="T5">sub </text:span><text:span text:style-name="T12">next</text:span><text:span text:style-name="T6"> {</text:span></text:p>
            <text:p><text:span text:style-name="T6"><text:s text:c="4"/></text:span><text:span text:style-name="T5">my</text:span><text:span text:style-name="T6"> (</text:span><text:span text:style-name="T7">$self</text:span><text:span text:style-name="T6">) </text:span><text:span text:style-name="T8">=</text:span><text:span text:style-name="T6"> </text:span><text:span text:style-name="T7">@_</text:span><text:span text:style-name="T6">;</text:span></text:p>
            <text:p><text:span text:style-name="T6"><text:s text:c="4"/></text:span><text:span text:style-name="T5">my</text:span><text:span text:style-name="T6"> </text:span><text:span text:style-name="T7">$v</text:span><text:span text:style-name="T6"> </text:span><text:span text:style-name="T8">=</text:span><text:span text:style-name="T6"> </text:span><text:span text:style-name="T7">$self</text:span><text:span text:style-name="T8">-&gt;</text:span><text:span text:style-name="T6">seq</text:span><text:span text:style-name="T8">-&gt;</text:span><text:span text:style-name="T6">[</text:span><text:span text:style-name="T7">$self</text:span><text:span text:style-name="T8">-&gt;</text:span><text:span text:style-name="T13">index</text:span><text:span text:style-name="T6">];</text:span></text:p>
            <text:p><text:span text:style-name="T6"><text:s text:c="4"/></text:span><text:span text:style-name="T7">$self</text:span><text:span text:style-name="T8">-&gt;</text:span><text:span text:style-name="T13">index</text:span><text:span text:style-name="T6">(</text:span><text:span text:style-name="T7">$self</text:span><text:span text:style-name="T8">-&gt;</text:span><text:span text:style-name="T13">index</text:span><text:span text:style-name="T6"> </text:span><text:span text:style-name="T8">+</text:span><text:span text:style-name="T6"> </text:span><text:span text:style-name="T8">2</text:span><text:span text:style-name="T6">);</text:span></text:p>
            <text:p><text:span text:style-name="T6"><text:s text:c="4"/></text:span><text:span text:style-name="T5">return</text:span><text:span text:style-name="T6"> </text:span><text:span text:style-name="T7">$v</text:span><text:span text:style-name="T6">;</text:span></text:p>
            <text:p><text:span text:style-name="T6">}</text:span></text:p>
            <text:p><text:span text:style-name="T8">1</text:span><text:span text:style-name="T6">;</text:span></text:p>
            <text:p><text:span text:style-name="T6"/></text:p>
          </draw:text-box>
        </draw:frame>
        <draw:frame draw:style-name="gr3" draw:layer="layout" svg:width="11.017cm" svg:height="4.901cm" svg:x="16.8cm" svg:y="6cm">
          <draw:text-box>
            <text:p><text:span text:style-name="T6"/></text:p>
            <text:p><text:span text:style-name="T5">my</text:span><text:span text:style-name="T6"> </text:span><text:span text:style-name="T7">$iter</text:span><text:span text:style-name="T6"> </text:span><text:span text:style-name="T8">=</text:span><text:span text:style-name="T6"> OnlyEvens</text:span><text:span text:style-name="T8">-&gt;</text:span><text:span text:style-name="T5">new</text:span><text:span text:style-name="T6">( </text:span></text:p>
            <text:p><text:span text:style-name="T6"><text:s text:c="7"/></text:span><text:span text:style-name="T6">seq </text:span><text:span text:style-name="T8">=&gt;</text:span><text:span text:style-name="T6"> [</text:span><text:span text:style-name="T8">1..10</text:span><text:span text:style-name="T6">] );</text:span></text:p>
            <text:p><text:span text:style-name="T5">while</text:span><text:span text:style-name="T6"> (</text:span><text:span text:style-name="T7">$iter</text:span><text:span text:style-name="T8">-&gt;</text:span><text:span text:style-name="T6">has_next()) {</text:span></text:p>
            <text:p><text:span text:style-name="T6"><text:s text:c="4"/></text:span><text:span text:style-name="T5">print</text:span><text:span text:style-name="T6"> </text:span><text:span text:style-name="T7">$iter</text:span><text:span text:style-name="T8">-&gt;</text:span><text:span text:style-name="T5">next</text:span><text:span text:style-name="T6">()</text:span><text:span text:style-name="T8">.</text:span><text:span text:style-name="T7">$/</text:span><text:span text:style-name="T6">;</text:span></text:p>
            <text:p><text:span text:style-name="T6">}</text:span></text:p>
          </draw:text-box>
        </draw:frame>
        <draw:line draw:style-name="gr4" draw:text-style-name="P3" draw:layer="layout" svg:x1="16.8cm" svg:y1="12.6cm" svg:x2="16.8cm" svg:y2="7.6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5.426cm" svg:height="13.426cm" svg:x="2.174cm" svg:y="5.374cm">
          <draw:text-box>
            <text:p><text:span text:style-name="T4"># add 1 to a list</text:span></text:p>
            <text:p><text:span text:style-name="T5">my</text:span><text:span text:style-name="T6"> </text:span><text:span text:style-name="T7">@v</text:span><text:span text:style-name="T6"> </text:span><text:span text:style-name="T8">=</text:span><text:span text:style-name="T6"> (</text:span><text:span text:style-name="T8">1..30</text:span><text:span text:style-name="T6">);</text:span></text:p>
            <text:p><text:span text:style-name="T5">my</text:span><text:span text:style-name="T6"> </text:span><text:span text:style-name="T7">@u</text:span><text:span text:style-name="T6"> </text:span><text:span text:style-name="T8">=</text:span><text:span text:style-name="T6"> </text:span><text:span text:style-name="T13">map</text:span><text:span text:style-name="T6"> { </text:span><text:span text:style-name="T7">$_</text:span><text:span text:style-name="T6"> </text:span><text:span text:style-name="T8">+</text:span><text:span text:style-name="T6"> </text:span><text:span text:style-name="T8">1</text:span><text:span text:style-name="T6"> } <text:s/></text:span><text:span text:style-name="T7">@v</text:span><text:span text:style-name="T6">;</text:span></text:p>
            <text:p><text:span text:style-name="T4"># u is now [2,3,4,..,31], v is still [1,2,3]</text:span></text:p>
            <text:p><text:span text:style-name="T6"/></text:p>
            <text:p><text:span text:style-name="T5">use</text:span><text:span text:style-name="T6"> </text:span><text:span text:style-name="T15">File::</text:span><text:span text:style-name="T6">Basename;</text:span></text:p>
            <text:p><text:span text:style-name="T6"/></text:p>
            <text:p><text:span text:style-name="T5">my</text:span><text:span text:style-name="T6"> </text:span><text:span text:style-name="T7">@v</text:span><text:span text:style-name="T6"> </text:span><text:span text:style-name="T8">=</text:span><text:span text:style-name="T6"> (</text:span><text:span text:style-name="T10">"/home"</text:span><text:span text:style-name="T6">,</text:span><text:span text:style-name="T10">"/file"</text:span><text:span text:style-name="T6">,</text:span><text:span text:style-name="T10">"/usr/local"</text:span><text:span text:style-name="T6">);</text:span></text:p>
            <text:p><text:span text:style-name="T5">my</text:span><text:span text:style-name="T6"> </text:span><text:span text:style-name="T7">@u</text:span><text:span text:style-name="T6"> </text:span><text:span text:style-name="T8">=</text:span><text:span text:style-name="T6"> </text:span><text:span text:style-name="T13">map</text:span><text:span text:style-name="T6"> { basename </text:span><text:span text:style-name="T7">$_</text:span><text:span text:style-name="T6"> } </text:span><text:span text:style-name="T7">@v</text:span><text:span text:style-name="T6">;</text:span></text:p>
            <text:p><text:span text:style-name="T5">my</text:span><text:span text:style-name="T6"> </text:span><text:span text:style-name="T7">@u</text:span><text:span text:style-name="T6"> </text:span><text:span text:style-name="T8">=</text:span><text:span text:style-name="T6"> </text:span><text:span text:style-name="T13">map</text:span><text:span text:style-name="T6">(</text:span><text:span text:style-name="T13">uc</text:span><text:span text:style-name="T6">,</text:span><text:span text:style-name="T7">@v</text:span><text:span text:style-name="T6">);</text:span></text:p>
            <text:p><text:span text:style-name="T4">#['/HOME', '/FILE', '/USR/LOCAL']</text:span></text:p>
            <text:p><text:span text:style-name="T6"/></text:p>
            <text:p><text:span text:style-name="T5">use</text:span><text:span text:style-name="T6"> </text:span><text:span text:style-name="T15">LWP::</text:span><text:span text:style-name="T6">Simple;</text:span></text:p>
            <text:p><text:span text:style-name="T6"/></text:p>
            <text:p><text:span text:style-name="T5">my</text:span><text:span text:style-name="T6"> </text:span><text:span text:style-name="T7">@urls</text:span><text:span text:style-name="T6"> </text:span><text:span text:style-name="T8">=</text:span><text:span text:style-name="T6"> (</text:span><text:span text:style-name="T10">"http://cbc.ca"</text:span><text:span text:style-name="T6">,</text:span><text:span text:style-name="T10">"http://gc.ca"</text:span><text:span text:style-name="T6">,</text:span><text:span text:style-name="T10">"http://alberta.ca"</text:span><text:span text:style-name="T6">);</text:span></text:p>
            <text:p><text:span text:style-name="T5">my</text:span><text:span text:style-name="T6"> </text:span><text:span text:style-name="T7">@pages</text:span><text:span text:style-name="T6"> </text:span><text:span text:style-name="T8">=</text:span><text:span text:style-name="T6"> </text:span><text:span text:style-name="T13">map</text:span><text:span text:style-name="T6"> { get </text:span><text:span text:style-name="T7">$_</text:span><text:span text:style-name="T6"> } </text:span><text:span text:style-name="T7">@urls</text:span><text:span text:style-name="T6">;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you think in “map” then you can parallelize with map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3" draw:layer="layout" svg:width="18.416cm" svg:height="8.001cm" svg:x="5.2cm" svg:y="11cm">
          <draw:text-box>
            <text:p><text:span text:style-name="T4"># this is why you want blocks with</text:span></text:p>
            <text:p><text:span text:style-name="T4"># few dependencies!</text:span></text:p>
            <text:p><text:span text:style-name="T4"># slower</text:span></text:p>
            <text:p><text:span text:style-name="T5">use</text:span><text:span text:style-name="T6"> </text:span><text:span text:style-name="T15">Parallel::</text:span><text:span text:style-name="T6">parallel_map;</text:span></text:p>
            <text:p><text:span text:style-name="T5">sub </text:span><text:span text:style-name="T12">square</text:span><text:span text:style-name="T6"> { </text:span><text:span text:style-name="T7">$_</text:span><text:span text:style-name="T6">[</text:span><text:span text:style-name="T8">0</text:span><text:span text:style-name="T6">] </text:span><text:span text:style-name="T8">*</text:span><text:span text:style-name="T6"> </text:span><text:span text:style-name="T7">$_</text:span><text:span text:style-name="T6">[</text:span><text:span text:style-name="T8">0</text:span><text:span text:style-name="T6">] }</text:span></text:p>
            <text:p><text:span text:style-name="T5">my</text:span><text:span text:style-name="T6"> </text:span><text:span text:style-name="T7">@u</text:span><text:span text:style-name="T6"> </text:span><text:span text:style-name="T8">=</text:span><text:span text:style-name="T6"> parallel_map {square(</text:span><text:span text:style-name="T7">$_</text:span><text:span text:style-name="T6">)} <text:s/></text:span><text:span text:style-name="T8">1..1000000</text:span><text:span text:style-name="T6">;</text:span></text:p>
            <text:p><text:span text:style-name="T5">print</text:span><text:span text:style-name="T6"> </text:span><text:span text:style-name="T13">scalar</text:span><text:span text:style-name="T6">(</text:span><text:span text:style-name="T7">@u</text:span><text:span text:style-name="T6">);</text:span></text:p>
            <text:p><text:span text:style-name="T4">#999999</text:span></text:p>
            <text:p><text:span text:style-name="T4">#IO is good candidate for parallelism</text:span></text:p>
            <text:p><text:span text:style-name="T5">my</text:span><text:span text:style-name="T6"> </text:span><text:span text:style-name="T7">@pages</text:span><text:span text:style-name="T6"> </text:span><text:span text:style-name="T8">=</text:span><text:span text:style-name="T6"> parallel_map { get </text:span><text:span text:style-name="T7">$_</text:span><text:span text:style-name="T6"> } </text:span><text:span text:style-name="T7">@urls</text:span><text:span text:style-name="T6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3" draw:layer="layout" svg:width="13.353cm" svg:height="4.126cm" svg:x="7.247cm" svg:y="14cm">
          <draw:text-box>
            <text:p><text:span text:style-name="T5">use</text:span><text:span text:style-name="T6"> </text:span><text:span text:style-name="T15">List::</text:span><text:span text:style-name="T6">Util </text:span><text:span text:style-name="T13">qw(reduce sum)</text:span><text:span text:style-name="T6">;</text:span></text:p>
            <text:p><text:span text:style-name="T4"># 1 + 2 + 3 + ... + 99 + 100 </text:span></text:p>
            <text:p><text:span text:style-name="T5">print</text:span><text:span text:style-name="T6">(reduce { </text:span><text:span text:style-name="T7">$a</text:span><text:span text:style-name="T6"> </text:span><text:span text:style-name="T8">+</text:span><text:span text:style-name="T6"> </text:span><text:span text:style-name="T7">$b</text:span><text:span text:style-name="T6"> } </text:span><text:span text:style-name="T8">1..100</text:span><text:span text:style-name="T6">);</text:span></text:p>
            <text:p><text:span text:style-name="T5">print</text:span><text:span text:style-name="T6">(sum(</text:span><text:span text:style-name="T8">1..100</text:span><text:span text:style-name="T6">));</text:span></text:p>
            <text:p><text:span text:style-name="T4">#505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layer="layout" svg:width="23.09cm" svg:height="13.426cm" svg:x="2.71cm" svg:y="5.374cm">
          <draw:text-box>
            <text:p><text:span text:style-name="T5">use</text:span><text:span text:style-name="T6"> </text:span><text:span text:style-name="T15">List::</text:span><text:span text:style-name="T6">Util </text:span><text:span text:style-name="T13">qw(reduce sum)</text:span><text:span text:style-name="T6">;</text:span></text:p>
            <text:p><text:span text:style-name="T5">use</text:span><text:span text:style-name="T6"> </text:span><text:span text:style-name="T15">List::</text:span><text:span text:style-name="T6">MoreUtils </text:span><text:span text:style-name="T13">qw(part)</text:span><text:span text:style-name="T6">;</text:span></text:p>
            <text:p><text:span text:style-name="T5">use</text:span><text:span text:style-name="T6"> POSIX;</text:span></text:p>
            <text:p><text:span text:style-name="T5">sub </text:span><text:span text:style-name="T12">split_list</text:span><text:span text:style-name="T6"> {</text:span></text:p>
            <text:p><text:span text:style-name="T6"><text:s text:c="4"/></text:span><text:span text:style-name="T5">my</text:span><text:span text:style-name="T6"> (</text:span><text:span text:style-name="T7">$n</text:span><text:span text:style-name="T6">, </text:span><text:span text:style-name="T7">@args</text:span><text:span text:style-name="T6">) </text:span><text:span text:style-name="T8">=</text:span><text:span text:style-name="T6"> </text:span><text:span text:style-name="T7">@_</text:span><text:span text:style-name="T6">;</text:span></text:p>
            <text:p><text:span text:style-name="T6"><text:s text:c="4"/></text:span><text:span text:style-name="T5">my</text:span><text:span text:style-name="T6"> </text:span><text:span text:style-name="T7">$i</text:span><text:span text:style-name="T6"> </text:span><text:span text:style-name="T8">=</text:span><text:span text:style-name="T6"> </text:span><text:span text:style-name="T8">0</text:span><text:span text:style-name="T6">;</text:span></text:p>
            <text:p><text:span text:style-name="T6"><text:s text:c="4"/></text:span><text:span text:style-name="T5">my</text:span><text:span text:style-name="T6"> </text:span><text:span text:style-name="T7">$total</text:span><text:span text:style-name="T6"> </text:span><text:span text:style-name="T8">=</text:span><text:span text:style-name="T6"> ceil(</text:span><text:span text:style-name="T7">@args</text:span><text:span text:style-name="T6"> </text:span><text:span text:style-name="T8">/</text:span><text:span text:style-name="T6"> </text:span><text:span text:style-name="T7">$n</text:span><text:span text:style-name="T6">);</text:span></text:p>
            <text:p><text:span text:style-name="T6"><text:s text:c="4"/></text:span><text:span text:style-name="T5">return</text:span><text:span text:style-name="T6"> part { </text:span><text:span text:style-name="T13">int</text:span><text:span text:style-name="T6">( (</text:span><text:span text:style-name="T7">$i</text:span><text:span text:style-name="T8">++</text:span><text:span text:style-name="T6">) </text:span><text:span text:style-name="T8">/</text:span><text:span text:style-name="T6"> </text:span><text:span text:style-name="T7">$total</text:span><text:span text:style-name="T6"> ) } </text:span><text:span text:style-name="T7">@args</text:span><text:span text:style-name="T6">;</text:span></text:p>
            <text:p><text:span text:style-name="T6">}</text:span></text:p>
            <text:p><text:span text:style-name="T5">sub </text:span><text:span text:style-name="T12">parallel_square</text:span><text:span text:style-name="T6"> {</text:span></text:p>
            <text:p><text:span text:style-name="T6"><text:s text:c="4"/></text:span><text:span text:style-name="T6">parallel_map { </text:span><text:span text:style-name="T7">$_</text:span><text:span text:style-name="T6"> </text:span><text:span text:style-name="T8">*</text:span><text:span text:style-name="T6"> </text:span><text:span text:style-name="T7">$_</text:span><text:span text:style-name="T6"> } </text:span><text:span text:style-name="T7">@_</text:span><text:span text:style-name="T6">;</text:span></text:p>
            <text:p><text:span text:style-name="T6">}</text:span></text:p>
            <text:p><text:span text:style-name="T5">sub </text:span><text:span text:style-name="T12">parallel_sum</text:span><text:span text:style-name="T6"> {</text:span></text:p>
            <text:p><text:span text:style-name="T6"><text:s text:c="4"/></text:span><text:span text:style-name="T5">my</text:span><text:span text:style-name="T6"> </text:span><text:span text:style-name="T7">@args</text:span><text:span text:style-name="T6"> </text:span><text:span text:style-name="T8">=</text:span><text:span text:style-name="T6"> </text:span><text:span text:style-name="T7">@_</text:span><text:span text:style-name="T6">;</text:span></text:p>
            <text:p><text:span text:style-name="T6"><text:s text:c="4"/></text:span><text:span text:style-name="T6">sum( parallel_map { sum(</text:span><text:span text:style-name="T7">@$_</text:span><text:span text:style-name="T6">) } split_list(</text:span><text:span text:style-name="T8">4</text:span><text:span text:style-name="T6">, </text:span><text:span text:style-name="T7">@args</text:span><text:span text:style-name="T6">) );</text:span></text:p>
            <text:p><text:span text:style-name="T6">}</text:span></text:p>
            <text:p><text:span text:style-name="T5">my</text:span><text:span text:style-name="T6"> </text:span><text:span text:style-name="T7">$sum</text:span><text:span text:style-name="T6"> </text:span><text:span text:style-name="T8">=</text:span><text:span text:style-name="T6"> parallel_sum( parallel_square( </text:span><text:span text:style-name="T8">1</text:span><text:span text:style-name="T6"> </text:span><text:span text:style-name="T8">..</text:span><text:span text:style-name="T6"> </text:span><text:span text:style-name="T8">100</text:span><text:span text:style-name="T6"> )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5" draw:text-style-name="P3" draw:layer="layout" svg:width="1.6cm" svg:height="1.494cm" svg:x="20.4cm" svg:y="15.4cm">
          <text:p text:style-name="P3">s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6cm" svg:height="1.494cm" svg:x="18.4cm" svg:y="17.906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6cm" svg:height="1.494cm" svg:x="20.6cm" svg:y="17.906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6cm" svg:height="1.494cm" svg:x="22.8cm" svg:y="17.906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0.8cm" svg:y1="16.8cm" svg:x2="19.6cm" svg:y2="18.2cm">
          <text:p/>
        </draw:line>
        <draw:line draw:style-name="gr6" draw:text-style-name="P3" draw:layer="layout" svg:x1="21.2cm" svg:y1="16.894cm" svg:x2="21.4cm" svg:y2="18cm">
          <text:p/>
        </draw:line>
        <draw:line draw:style-name="gr6" draw:text-style-name="P3" draw:layer="layout" svg:x1="21.8cm" svg:y1="16.6cm" svg:x2="23.8cm" svg:y2="18cm">
          <text:p/>
        </draw:line>
        <draw:frame draw:style-name="gr3" draw:layer="layout" svg:width="1.035cm" svg:height="0.962cm" svg:x="18.8cm" svg:y="19.8cm">
          <draw:text-box>
            <text:p>...</text:p>
          </draw:text-box>
        </draw:frame>
        <draw:frame draw:style-name="gr3" draw:layer="layout" svg:width="1.035cm" svg:height="0.962cm" svg:x="20.965cm" svg:y="19.8cm">
          <draw:text-box>
            <text:p>...</text:p>
          </draw:text-box>
        </draw:frame>
        <draw:frame draw:style-name="gr3" draw:layer="layout" svg:width="1.035cm" svg:height="0.962cm" svg:x="23.165cm" svg:y="19.8cm">
          <draw:text-box>
            <text:p>...</text:p>
          </draw:text-box>
        </draw:frame>
        <draw:line draw:style-name="gr6" draw:text-style-name="P3" draw:layer="layout" svg:x1="18.8cm" svg:y1="19.2cm" svg:x2="18.4cm" svg:y2="20.4cm">
          <text:p/>
        </draw:line>
        <draw:line draw:style-name="gr6" draw:text-style-name="P3" draw:layer="layout" svg:x1="19.6cm" svg:y1="19.2cm" svg:x2="19.835cm" svg:y2="20.4cm">
          <text:p/>
        </draw:line>
        <draw:line draw:style-name="gr6" draw:text-style-name="P3" draw:layer="layout" svg:x1="21cm" svg:y1="19.2cm" svg:x2="20.8cm" svg:y2="20.4cm">
          <text:p/>
        </draw:line>
        <draw:line draw:style-name="gr6" draw:text-style-name="P3" draw:layer="layout" svg:x1="21.6cm" svg:y1="19.2cm" svg:x2="22.2cm" svg:y2="20.4cm">
          <text:p/>
        </draw:line>
        <draw:line draw:style-name="gr6" draw:text-style-name="P3" draw:layer="layout" svg:x1="23.4cm" svg:y1="19.2cm" svg:x2="22.8cm" svg:y2="20.4cm">
          <text:p/>
        </draw:line>
        <draw:line draw:style-name="gr6" draw:text-style-name="P3" draw:layer="layout" svg:x1="24cm" svg:y1="19.2cm" svg:x2="24.2cm" svg:y2="20.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perl iteration:</text:p>
                <text:list>
                  <text:list-item>
                    <text:p>For / While / Iterators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25T23:19:47</dc:date>
    <dc:creator>Abram Hindle</dc:creator>
    <meta:editing-duration>P1DT1H36M22S</meta:editing-duration>
    <meta:editing-cycles>34</meta:editing-cycles>
    <meta:generator>LibreOffice/4.0.2.2$Linux_X86_64 LibreOffice_project/400m0$Build-2</meta:generator>
    <meta:document-statistic meta:object-count="127"/>
  </office:meta>
</office:document-meta>
</file>